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8"/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 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office:value-type="string" calcext:value-type="string">
            <text:p>A41. 9</text:p>
          </table:table-cell>
          <table:table-cell table:formula="of:=COUNTIF([.B$2:.B$9741];[.G2])" office:value-type="float" office:value="3" calcext:value-type="float">
            <text:p>3</text:p>
          </table:table-cell>
          <table:table-cell office:value-type="string" calcext:value-type="string">
            <text:p>Other bacterial diseases</text:p>
          </table:table-cell>
          <table:table-cell office:value-type="string" calcext:value-type="string">
            <text:p>A00-B99 (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 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41];[.G3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 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41];[.G4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41];[.G5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41];[.G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41];[.G7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41];[.G8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41];[.G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41];[.G10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41];[.G11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41];[.G12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 9</text:p>
          </table:table-cell>
          <table:table-cell table:formula="of:=COUNTIF([.B$2:.B$9741];[.G13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41];[.G14])" office:value-type="float" office:value="1" calcext:value-type="float">
            <text:p>1</text:p>
          </table:table-cell>
          <table:table-cell office:value-type="string" calcext:value-type="string">
            <text:p>Neoplasms, benign</text:p>
          </table:table-cell>
          <table:table-cell office:value-type="string" calcext:value-type="string">
            <text:p>D10-D3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41];[.G15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41];[.G16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41];[.G17])" office:value-type="float" office:value="4" calcext:value-type="float">
            <text:p>4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41];[.G1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41];[.G1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41];[.G2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41];[.G2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41];[.G22])" office:value-type="float" office:value="3" calcext:value-type="float">
            <text:p>3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41];[.G23])" office:value-type="float" office:value="1" calcext:value-type="float">
            <text:p>1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41];[.G24])" office:value-type="float" office:value="4" calcext:value-type="float">
            <text:p>4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41];[.G25])" office:value-type="float" office:value="20" calcext:value-type="float">
            <text:p>20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41];[.G26])" office:value-type="float" office:value="2" calcext:value-type="float">
            <text:p>2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41];[.G27])" office:value-type="float" office:value="1" calcext:value-type="float">
            <text:p>1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41];[.G28])" office:value-type="float" office:value="2" calcext:value-type="float">
            <text:p>2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 0</text:p>
          </table:table-cell>
          <table:table-cell table:formula="of:=COUNTIF([.B$2:.B$9741];[.G29])" office:value-type="float" office:value="4" calcext:value-type="float">
            <text:p>4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41];[.G30])" office:value-type="float" office:value="1" calcext:value-type="float">
            <text:p>1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ce10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G00-G99 (VI)</text:p>
          </table:table-cell>
          <table:table-cell table:formula="of:=COUNTIF([.B$2:.B$9741];[.G31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41];[.G32])" office:value-type="float" office:value="3" calcext:value-type="float">
            <text:p>3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41];[.G33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41];[.G34])" office:value-type="float" office:value="4" calcext:value-type="float">
            <text:p>4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41];[.G35])" office:value-type="float" office:value="5" calcext:value-type="float">
            <text:p>5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41];[.G36])" office:value-type="float" office:value="11" calcext:value-type="float">
            <text:p>11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41];[.G37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ce10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Diseases of the eye and adnexa</text:p>
          </table:table-cell>
          <table:table-cell office:value-type="string" calcext:value-type="string">
            <text:p>H00-H59 (VII)</text:p>
          </table:table-cell>
          <table:table-cell table:formula="of:=COUNTIF([.B$2:.B$9741];[.G38])" office:value-type="float" office:value="8" calcext:value-type="float">
            <text:p>8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41];[.G39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41];[.G40])" office:value-type="float" office:value="3" calcext:value-type="float">
            <text:p>3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41];[.G41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41];[.G42])" office:value-type="float" office:value="2" calcext:value-type="float">
            <text:p>2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41];[.G43])" office:value-type="float" office:value="3" calcext:value-type="float">
            <text:p>3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41];[.G44])" office:value-type="float" office:value="2" calcext:value-type="float">
            <text:p>2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41];[.G45])" office:value-type="float" office:value="2" calcext:value-type="float">
            <text:p>2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41];[.G46])" office:value-type="float" office:value="2" calcext:value-type="float">
            <text:p>2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41];[.G47])" office:value-type="float" office:value="2" calcext:value-type="float">
            <text:p>2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ce10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41];[.G48])" office:value-type="float" office:value="8" calcext:value-type="float">
            <text:p>8</text:p>
          </table:table-cell>
          <table:table-cell table:style-name="ce10" office:value-type="string" calcext:value-type="string">
            <text:p>Ear and mastoid process dis.</text:p>
          </table:table-cell>
          <table:table-cell table:style-name="ce10" office:value-type="string" calcext:value-type="string">
            <text:p>H60-H95 (V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41];[.G49])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Height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41];[.G50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41];[.G51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table:style-name="ce9" office:value-type="string" calcext:value-type="string">
            <text:p>Acute myocardial infarction</text:p>
          </table:table-cell>
          <table:table-cell table:style-name="ce9" office:value-type="string" calcext:value-type="string">
            <text:p>I21</text:p>
          </table:table-cell>
          <table:table-cell table:formula="of:=COUNTIF([.B$2:.B$9741];[.G5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41];[.G53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Chronic ischaemic heart disease, unspecified</text:p>
          </table:table-cell>
          <table:table-cell office:value-type="string" calcext:value-type="string">
            <text:p>I25</text:p>
          </table:table-cell>
          <table:table-cell table:formula="of:=COUNTIF([.B$2:.B$9741];[.G54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41];[.G5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41];[.G56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41];[.G5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41];[.G5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41];[.G5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41];[.G60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41];[.G61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41];[.G6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41];[.G63])" office:value-type="float" office:value="3" calcext:value-type="float">
            <text:p>3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41];[.G64])" office:value-type="float" office:value="3" calcext:value-type="float">
            <text:p>3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41];[.G65])" office:value-type="float" office:value="7" calcext:value-type="float">
            <text:p>7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41];[.G66])" office:value-type="float" office:value="1" calcext:value-type="float">
            <text:p>1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41];[.G67])" office:value-type="float" office:value="2" calcext:value-type="float">
            <text:p>2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41];[.G68])" office:value-type="float" office:value="2" calcext:value-type="float">
            <text:p>2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41];[.G69])" office:value-type="float" office:value="1" calcext:value-type="float">
            <text:p>1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 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41];[.G70])" office:value-type="float" office:value="11" calcext:value-type="float">
            <text:p>11</text:p>
          </table:table-cell>
          <table:table-cell table:style-name="ce10" office:value-type="string" calcext:value-type="string">
            <text:p>Respiratory system dis.</text:p>
          </table:table-cell>
          <table:table-cell table:style-name="ce10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41];[.G7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41];[.G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41];[.G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41];[.G7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41];[.G75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41];[.G7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41];[.G7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41];[.G78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41];[.G79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41];[.G80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41];[.G8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41];[.G8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</text:p>
          </table:table-cell>
          <table:table-cell table:formula="of:=COUNTIF([.B$2:.B$9741];[.G83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41];[.G8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41];[.G85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41];[.G86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41];[.G87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41];[.G88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41];[.G89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41];[.G90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L00-L99 (XIII)</text:p>
          </table:table-cell>
          <table:table-cell table:formula="of:=COUNTIF([.B$2:.B$9741];[.G91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ce10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style-name="ce9" office:value-type="string" calcext:value-type="string">
            <text:p>Cellulitis</text:p>
          </table:table-cell>
          <table:table-cell table:style-name="ce9" office:value-type="string" calcext:value-type="string">
            <text:p>L03</text:p>
          </table:table-cell>
          <table:table-cell table:formula="of:=COUNTIF([.B$2:.B$9741];[.G92])" office:value-type="float" office:value="3" calcext:value-type="float">
            <text:p>3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ce10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41];[.G93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ce10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41];[.G94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ce10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41];[.G95])" office:value-type="float" office:value="1" calcext:value-type="float">
            <text:p>1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ce10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41];[.G96])" office:value-type="float" office:value="2" calcext:value-type="float">
            <text:p>2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ce10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41];[.G97])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Longevity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41];[.G98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41];[.G99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41];[.G100])" office:value-type="float" office:value="5" calcext:value-type="float">
            <text:p>5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41];[.G101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41];[.G102])" office:value-type="float" office:value="2" calcext:value-type="float">
            <text:p>2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41];[.G103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41];[.G104])" office:value-type="float" office:value="4" calcext:value-type="float">
            <text:p>4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41];[.G105])" office:value-type="float" office:value="4" calcext:value-type="float">
            <text:p>4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41];[.G106])" office:value-type="float" office:value="9" calcext:value-type="float">
            <text:p>9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41];[.G107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41];[.G108])" office:value-type="float" office:value="2" calcext:value-type="float">
            <text:p>2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41];[.G109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41];[.G110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41];[.G111])" office:value-type="float" office:value="2" calcext:value-type="float">
            <text:p>2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41];[.G112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41];[.G113])" office:value-type="float" office:value="3" calcext:value-type="float">
            <text:p>3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41];[.G114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41];[.G115])" office:value-type="float" office:value="1" calcext:value-type="float">
            <text:p>1</text:p>
          </table:table-cell>
          <table:table-cell table:style-name="ce10" office:value-type="string" calcext:value-type="string">
            <text:p>Musculoskeletal system and connective tissue</text:p>
          </table:table-cell>
          <table:table-cell table:style-name="ce10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41];[.G11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41];[.G117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41];[.G11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41];[.G11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41];[.G12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41];[.G121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41];[.G12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41];[.G123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41];[.G124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41];[.G125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41];[.G126])" office:value-type="float" office:value="2" calcext:value-type="float">
            <text:p>2</text:p>
          </table:table-cell>
          <table:table-cell table:style-name="ce10" office:value-type="string" calcext:value-type="string">
            <text:p>Cough</text:p>
          </table:table-cell>
          <table:table-cell table:style-name="ce10" office:value-type="string" calcext:value-type="string">
            <text:p>R0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Abnormalities of breathing</text:p>
          </table:table-cell>
          <table:table-cell office:value-type="string" calcext:value-type="string">
            <text:p>R06</text:p>
          </table:table-cell>
          <table:table-cell table:formula="of:=COUNTIF([.B$2:.B$9741];[.G127])" office:value-type="float" office:value="1" calcext:value-type="float">
            <text:p>1</text:p>
          </table:table-cell>
          <table:table-cell table:style-name="ce10" office:value-type="string" calcext:value-type="string">
            <text:p>Abnormalities of breathing</text:p>
          </table:table-cell>
          <table:table-cell table:style-name="ce10" office:value-type="string" calcext:value-type="string">
            <text:p>R0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41];[.G128])" office:value-type="float" office:value="6" calcext:value-type="float">
            <text:p>6</text:p>
          </table:table-cell>
          <table:table-cell table:style-name="ce10" office:value-type="string" calcext:value-type="string">
            <text:p>Mouth breathing</text:p>
          </table:table-cell>
          <table:table-cell table:style-name="ce10" office:value-type="string" calcext:value-type="string">
            <text:p>R06.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41];[.G129])" office:value-type="float" office:value="1" calcext:value-type="float">
            <text:p>1</text:p>
          </table:table-cell>
          <table:table-cell table:style-name="ce10" office:value-type="string" calcext:value-type="string">
            <text:p>Haematuria</text:p>
          </table:table-cell>
          <table:table-cell table:style-name="ce10" office:value-type="string" calcext:value-type="string">
            <text:p>R3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41];[.G130])" office:value-type="float" office:value="3" calcext:value-type="float">
            <text:p>3</text:p>
          </table:table-cell>
          <table:table-cell table:style-name="ce10" office:value-type="string" calcext:value-type="string">
            <text:p>Allergy, unspecified</text:p>
          </table:table-cell>
          <table:table-cell table:style-name="ce10" office:value-type="string" calcext:value-type="string">
            <text:p>T78.4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41];[.G131])" office:value-type="float" office:value="6" calcext:value-type="float">
            <text:p>6</text:p>
          </table:table-cell>
          <table:table-cell table:style-name="ce10" office:value-type="string" calcext:value-type="string">
            <text:p>COVID-19, virus identified</text:p>
          </table:table-cell>
          <table:table-cell table:style-name="ce10" office:value-type="string" calcext:value-type="string">
            <text:p>U07.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 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 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 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 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5"/>
          <table:table-cell table:style-name="ce11" table:number-columns-repeated="1013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ce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2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2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ce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ce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ce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ce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Abnormalities of breathing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9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6"/>
          <table:table-cell table:number-columns-repeated="1018"/>
        </table:table-row>
        <table:table-row table:style-name="ro1" table:number-rows-repeated="366">
          <table:table-cell table:style-name="Default" table:number-columns-repeated="5"/>
          <table:table-cell table:number-columns-repeated="1019"/>
        </table:table-row>
        <table:table-row table:style-name="ro1" table:number-rows-repeated="154">
          <table:table-cell table:style-name="ce9" table:number-columns-repeated="5"/>
          <table:table-cell table:number-columns-repeated="1019"/>
        </table:table-row>
        <table:table-row table:style-name="ro1" table:number-rows-repeated="10476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manual_category</text:p>
          </table:table-cell>
          <table:table-cell table:style-name="ce8" office:value-type="string" calcext:value-type="string">
            <text:p>subcategory</text:p>
          </table:table-cell>
          <table:table-cell table:style-name="ce8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9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4"/>
        <table:named-range table:name="M15-M19" table:base-cell-address="$all.$B$324" table:cell-range-address="$all.$B$324"/>
      </table:named-expressions>
      <table:database-ranges>
        <table:database-range table:name="__Anonymous_Sheet_DB__0" table:target-range-address="all.G1:all.K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25T09:05:24.261399231</dc:date>
    <dc:creator>Aitor González</dc:creator>
    <meta:editing-duration>PT17H26M28S</meta:editing-duration>
    <meta:editing-cycles>575</meta:editing-cycles>
    <meta:generator>LibreOffice/7.4.1.2$Linux_X86_64 LibreOffice_project/40$Build-2</meta:generator>
    <meta:document-statistic meta:table-count="2" meta:cell-count="2832" meta:object-count="0"/>
  </office:meta>
</office:document-meta>
</file>